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17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P6" style:family="paragraph" style:parent-style-name="Heading_20_1">
      <style:paragraph-properties fo:margin-left="0cm" fo:margin-right="0cm" fo:line-height="115%" fo:text-align="justify" style:justify-single-word="false" fo:text-indent="1.27cm" style:auto-text-indent="false" fo:break-before="auto" fo:break-after="auto" style:writing-mode="lr-tb"/>
    </style:style>
    <style:style style:name="P7" style:family="paragraph" style:parent-style-name="Heading_20_2">
      <style:paragraph-properties fo:margin-left="0cm" fo:margin-right="0cm" fo:line-height="115%" fo:text-align="justify" style:justify-single-word="false" fo:text-indent="1.27cm" style:auto-text-indent="false" fo:break-before="auto" fo:break-after="auto" style:writing-mode="lr-tb"/>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cja z I Rocznicowego Twilightmeeta</text:p>
      <text:p text:style-name="P1"><text:s/></text:p>
      <text:p text:style-name="P2">Tribrony nie zwalnia i miało zaszczyt zaprezentować polskiemu fandomowi kolejnego dużego meeta zorganizowanego.</text:p>
      <text:p text:style-name="P2">Tym razem postanowiono zrobić go nie bezpośrednio z ramienia stowarzyszenia, ale facebookowej grupy Bronies Twilight, którą przewodzi Mkxd. Równocześnie Mkxd objął funkcję szefa spotkania. Resztę komitetu organizacyjnego dopełniali Michaś i naruciakk. Większość kadry helperskiej stanowili inni młodzi członkowie Tribrony, z reguły kojarzeni z grupą Bronies Twilight. Starsi organizatorzy, jak Spidi lub Skradacz, pomagali w organizacji, służyli radą itd., a także pełnili funkcje w ochronie (Korsarz, Korn, Sajkros, Fullsound).</text:p>
      <text:p text:style-name="P2">Przyjechało 110 osób z całej Polski, aby zobaczyć ten nieco inny, ale wciąż zdecydowanie trójmiejski ponymeet. Odbył się w Zespole Szkół Katolickich, tak samo jak Ambermeet w lipcu. Tym razem do dyspozycji było 9 sal i sleeproom, a więc ponad dwukrotnie większa przestrzeń. W ramach atrakcji przygotowano wiele prelekcji, od całkiem ogólnych, jak Barrfindowy zachwyt nad postacią Rarity, przez rzeczy niekucowe (Nintendo by Pancerny) aż po hiperanalizy Spidiego (Genetyka Znaczków). Oprócz tego oczywiście nie zabrakło karaoke Skradacza, atrakcji fanfikowo-literackich (Irwin i Spidi) i grania.</text:p>
      <text:p text:style-name="P2">Na gości czekało wiele okazji wydania pieniędzy (Angel99Percent, Spidimarket, bufet i wielu drobniejszych sprzedawców). Nie zabrakło warsztatów graficznych Ruhisa i Sonica.</text:p>
      <text:p text:style-name="P2">Atrakcją specjalną była prezentacja projektu animatorskiego „Rainbow Factory Project”, a więc kolejnej fandomowej próby pełnego zanimowania znanego fanfika.</text:p>
      <text:p text:style-name="P1"><text:s/></text:p>
      <text:p text:style-name="P2">Ocenę poszczególnych paneli pozostawię reszcie redaktorów, szczególnie tym niezaangażowanych w organizację meeta. Na swój subiektywny sposób uważam imprezę za bardzo udaną i jestem dumny, że taka młoda kadra z marszu niemalże podołała organizacji ponymeeta na ponad 100 osób. To wspaniałe. Życzę im dalszych sukcesów i podwójnie się cieszę, że meet odbył się w Tribrony.</text:p>
      <text:p text:style-name="P1"><text:s/></text:p>
      <text:p text:style-name="P2">Muszę jednak wspomnieć o pewnym incydencie, który wydarzył się na meetcie. Trzeba o tym powiedzieć uczciwie i otwarcie, gdyż jestem przeciwnikiem zamiatania spraw pod dywan.</text:p>
      <text:p text:style-name="P1">Pomimo surowego zakazu tabaczenia, palenia i picia, grupa broniaczy łamała te zakazy nie tylko z premedytacją, ale nawet na oczach ochrony. Nie słuchali jej ostrzeżeń. Co więcej, w trakcie meeta wydarzył się prawdziwy wypadek. <text:s/>Podawano zakamuflowany alkohol (tzw. napój z prądem) nieświadomej tego osobie, która jest na alkohol silnie uczulona. Ta osoba mogła wylądować w szpitalu lub nawet umrzeć. W tej kwestii nie złapano nikogo na gorącym uczynku, ale znaleźliśmy poszkodowanego w tragicznym stanie upojenia.</text:p>
      <text:p text:style-name="P2">W chwili zamykania tego wydania „Equestria Times” sprawa z większością z nich została wyjaśniona, skrucha wyrażona. Co więcej, sądzę, że nagłośnienie problemu i nicków w przestrzeni internetowej skutecznie da im do myślenia, więc nie widzę powodów, aby przeklejać te nicki jeszcze raz tutaj. Wyjątkiem jest Torro, który pomimo znalezienia go w stanie totalnego upojenia wciąż utrzymuje, że wypił łyk piwa. O przeprosinach nie było mowy.</text:p>
      <text:p text:style-name="P1"><text:s/></text:p>
      <text:p text:style-name="P2">Mimo to sądzę, że meet należał do jednych z najlepszych w naszym fandomie. Nie tylko incydent nie rzutował na całość (wbrew pozorom mało który uczestnik go zauważył dzięki akcji <text:soft-page-break/>ochrony), a także atrakcje i rozmach meeta były zachwycające. Gratulacje dla młodego (niecałe 18 lat!) organizatora!</text:p>
      <text:p text:style-name="P2"/>
      <text:h text:style-name="P6" text:outline-level="10"><text:bookmark text:name="h.pf2mx7b7o6v1"/>Macter4</text:h>
      <text:p text:style-name="P3">W przeciwieństwie do Spidiego, zacznę od bury. Ja rozumiem, organizator młody, to jego pierwszy raz itd. Ale aby akredytację dla tych, co przyjechali dzień wcześniej, przeprowadzić gorzej niż na MLK, to już wyzwanie. Pierwsza informacja brzmiała, że my będziemy mieli ją o 10, na godzinę przed wszystkimi. O 10:30 poproszono nas przed budynek i wszyscy, wychodząc, spodziewali się, że wszystko jest gotowe, dlatego też część osób nie wzięła kurtek. O tym, jak bardzo się myliliśmy, uświadomił mróz, który nas równo wychłodził przez tę godzinę, gdy czekaliśmy na dworze.</text:p>
      <text:p text:style-name="P3">Dalej na szczęście było już tylko lepiej. Po krótkiej ceremonii otwarcia nastąpił typowy meetowy rajd przez panele, stoiska wystawców i pogaduchy ze znajomymi, zarówno tymi starymi, jak i nowo poznanymi. Z paneli na pierwszy ogień poszła prelekcja członków Rainbow Factory Project, gdzie opowiedzieli, jak wszystko się zaczęło, czym teraz się zajmują oraz kogo poszukują, bo jeszcze wiele pracy przed nimi. A na potwierdzenie słów, że nie próżnują, zaprezentowali animatik (już ze wstępnie podłożonymi wypowiedziami aktorów) oraz fragment soundtracka skomponowanego do ich produkcji. „O technice w Equestrii” LittlePip’a była kolejną pozycją w harmonogramie, którą odwiedziłem. Parę detali, na które zwrócił uwagę, wcześniej mi umknęło, zaś samo jego wystąpienie było połączone z dyskusją, która wysnuła dalsze ciekawe interpretacje niektórych serialowych wydarzeń.</text:p>
      <text:p text:style-name="P3">Po południowych rozmowach i wymuszonej przerwie w harmonogramie nastąpiła część nocna. Nie wypytywałem Mkxd o szczegóły, jak narodził się na nią pomysł, ale uważam ją za strzał w dziesiątkę. W dwóch salach oddalonych od sleeproomów trwały dyskusje, panele i karaoke. I aby nikt nie myślał, że dla mnie noc to 21, to powiem, że prelekcja Psorasa „O środkach transportu w Equestrii” zaczęła się o północy, a na dyskusję Irwina „Quo vadis, fandomie” (gdzie na tematykę fandomu, po bojowym początku, udało się wrócić dopiero pod jej koniec) był przewidziany czas do 4 nad ranem.</text:p>
      <text:p text:style-name="P3">Szkoda tylko, że samo zakończenie było dość chaotyczne i na pamiątkowe zdjęcie nie wszyscy się załapali. Sam meet zaś oceniam bardzo pozytywnie. Ludzie dopisali, nawet z dość odległych zakątków Polski, a organizacja zadbała, aby prawie wszystko przebiegło sprawnie. </text:p>
      <text:p text:style-name="P3"/>
      <text:p text:style-name="P3"/>
      <text:p text:style-name="P3"><text:s/></text:p>
      <text:h text:style-name="P7" text:outline-level="10"><text:bookmark text:name="h.ju3k2nltjt6s"/>IRWIN</text:h>
      <text:p text:style-name="P4">Jak każdy wie, broniaki żyją w stadach, łącząc się w <office:annotation><dc:date>0000-00-00T00:00:00</dc:date><text:p text:style-name="P8"><text:span text:style-name="T1">http://i.kinja-img.com/gawker-media/image/upload/s--XjZQpD-e--/czcmmcsfz7pqehjuzmst.jpg ?</text:span></text:p></office:annotation>grupy wsparcia czystości odbytu tudzież mózgu lub innych części ciała, zwanymi zazwyczaj jako „bronies XYZ”. Wśród różnorakich grup facebookowych „bronies dłubanie w nosie”, „bronies wsadzanie rzeczy do nosa”, „bronies utknęło mi coś w nosie i nie wiem jak to wyjąć”, a także „bronies &lt;nazwakraju&gt;” znalazła się grupa „Bronies Twilight”, która jest poświęcona – NIESPODZIANKA – <text:s/>LAWENDOWO-AMETYSTOWEJ KSIĘŻNICZCE TWAJLAJT SPARKYL. Grupa ta zrzesza stosunkowo sporo aktywnych osób, będąc całkiem prężnie działającą społecznością. I jak pewnie co bystrzejszy <text:soft-page-break/>czytelnik się tego domyślił – pierwszy rocznicowy Twilightmeet był zorganizowany na cześć urodzin tej grupy. I zorganizowany z rozmachem – duży meet, który zapewniał masę atrakcji, także i w nocy.</text:p>
      <text:p text:style-name="P4"/>
      <text:p text:style-name="P4">Tyle słowem wstępu.</text:p>
      <text:p text:style-name="P4"><text:tab/></text:p>
      <text:p text:style-name="P4">Głównym motorem napędowym zlotu fanów kucyków była moc atrakcji – pierwszą z nich było zorganizowanie ogólnopolskiego Kolejkonu i let’s play gry „Papers, Please” z prawdziwymi aktorami! Sama skala tego happeningu była zaprawdę imponująca – wzięło w nim udział prawie sto dwadzieścia osób!</text:p>
      <text:p text:style-name="P4"/>
      <text:p text:style-name="P4">Inne atrakcje, mimo znacznie mniejszego rozmachu, również zapewniły naprawdę sporo rozrywki. Moc świetnych prelekcji, chociaż mocno zawiodłem się na Barrfindowym „Rarity – kucyk czy anioł?”. Spodziewaliśmy się źródła beki na następne piętnaście lat, niestety skończyło się na prelekcji tak słabej, że aż… słabej. Nie licząc tego lekkiego zgrzytu, produkujący się mówcy zapewnili naprawdę wysoki poziom prezentowanej treści i formy. No i stoiska – poza standardowym zestawem przypinek\poduszek\tostów można było spotkać PRAWDZIWYCH <office:annotation><dc:date>0000-00-00T00:00:00</dc:date><text:p text:style-name="P8"><text:span text:style-name="T1">Ironia czy błąd? Stawiam na to pierwsze</text:span></text:p></office:annotation>ARTYZTÓW rysujących PRAWDZIWE OBRAZKI (skromnie i subiektywnie dodam, że obrazki te spełniały wszystkie wymogi estetyczne, jakie mógłbym przed nimi postawić). Na pochwałę zasługują też bardzo solidne warsztaty literackie Spidiego, który udzielał początkującym (bądź nie) pisarzom (bądź nie) rad (bądź nie [w sensie, nie złych rad, a przeciwskazań]). </text:p>
      <text:p text:style-name="P4"/>
      <text:p text:style-name="P4">Nie licząc lekkiego zgrzytu przy akredytacji, cała reszta organizacji spisała się na medal – przez cały czas aktywny był co najmniej jeden żywy (a zazwyczaj było ich więcej) ochroniarz i organizator główny, nie wspominając o dobrej bazie helperów.</text:p>
      <text:p text:style-name="P4"/>
      <text:p text:style-name="P4">Po części dziennej przenieśliśmy się do sal konferencyjnych leżących na dole, gdzie koczowaliśmy do samego rana. Jako główny pomysłodawca atrakcji nocnych przyznam, że wyszło koszmarnie chaotycznie i radośnie – karaoke w sali obok trwało dłużej niż zalecano, lektorat fanfików został zarzucony na rzecz dalszego rysowania komiksów (zamieszczone są one zresztą w ET), a dyskusja zboczyła z drogi jak dwa szczeniaki ze ścieżki. Słowem – ideolo i bueno! </text:p>
      <text:p text:style-name="P4">Po skończeniu się rozkładu przeszliśmy naturalnie do luźnego gadania i oglądania odcinków Pedalskich Salcesonów na projektorze.</text:p>
      <text:p text:style-name="P4">Pozdrawiam też wszystkich spontanicznych beatboxerów, którzy pojawili się znikąd i zaczęli nadawać. Wasz\nasz popis wokalny był naprawdę świetny.</text:p>
      <text:p text:style-name="P4"/>
      <text:p text:style-name="P4">Jeśli mam być szczery, to był chyba jeden z najlepszych mitałków, w których brałem udział od dłuższego czasu. Wimcyj takich panie, wimcyj!</text:p>
      <text:p text:style-name="P4"/>
      <text:p text:style-name="P4">I to by było na tyle. Chociaż…</text:p>
      <text:p text:style-name="P4"/>
      <text:p text:style-name="P4"><text:soft-page-break/>W sumie powinienem się wypowiedzieć o NAGINANIU REGULAMINU, nie? No to wypowiem się – jeśli jest się na terenie szkoły, to stosuje się do jej reguł już z samego szacunku (dziwnie to brzmi) dla poświęcających swój czas, nerwy i zdrowie <office:annotation><dc:date>0000-00-00T00:00:00</dc:date><text:p text:style-name="P8"><text:span text:style-name="T1">W wypadku Mk nawet fizyczne ^^</text:span></text:p></office:annotation>psychiczne organizatorów. Jako prelegent i człowiek, który ma wpojone wysokie standardy co do pewnych norm, muszę potępić ludzi publicznie zażywających wyroby tytoniowe oraz alkoholowe, jednak nieoficjalnie WALILIŚMY TAKIE KRESKI PRZED SZKOŁĄ, ŻE JA <office:annotation><dc:date>0000-00-00T00:00:00</dc:date><text:p text:style-name="P8"><text:span text:style-name="T1">Wykropkuję to w składzie, ok?</text:span></text:p></office:annotation>PIE***LĘ. Dlatego jeśli ktoś chce wyjść na piwo bądź fajkę w trakcie meeta, nikt mu tego nie zabrania, o ile jest pełnoletni – ino powinien to zrobić gdzieś na uboczu bądź w wyznaczonym miejscu (były <office:annotation><dc:date>0000-00-00T00:00:00</dc:date><text:p text:style-name="P8"><text:span text:style-name="T1">Z czego jedna czynna w nocy.</text:span></text:p></office:annotation>dwie palarnie).</text:p>
      <text:p text:style-name="P4"/>
      <text:p text:style-name="P4">I to by było na 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2-03T00:20:34.491000000</dc:date>
    <meta:editing-duration>PT20M8S</meta:editing-duration>
    <meta:document-statistic meta:table-count="0" meta:image-count="0" meta:object-count="0" meta:page-count="4" meta:paragraph-count="35" meta:word-count="1363" meta:character-count="9530" meta:non-whitespace-character-count="8172"/>
  </office:meta>
</office:document-meta>
</file>